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7-1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4-09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1-13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0-0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7-17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5-10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2-08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0-31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7-0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1-1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0-13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7-12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5-24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5-1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3-18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3-11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2-10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2-02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1-1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7-15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7-01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3-25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1-19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8-20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6-11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3-1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0-25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8-08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7-18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4-1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3-08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8-23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4-2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3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31083523500</text:p>
          </table:table-cell>
          <table:table-cell office:value-type="string" calcext:value-type="string">
            <text:p>LU-2 OH</text:p>
          </table:table-cell>
          <table:table-cell office:value-type="string" calcext:value-type="string">
            <text:p>2018-03-19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338" meta:object-count="0"/>
    <meta:user-defined meta:name="AppVersion">3.0</meta:user-defined>
  </office:meta>
</office:document-meta>
</file>